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cccccc" draw:fill-gradient-name="gradient" draw:fill-hatch-name="hatch"/>
      <style:paragraph-properties fo:text-align="center" style:justify-single-word="false" fo:background-color="#cccccc" fo:padding="0.049cm" fo:border="0.06pt solid #000000"/>
      <style:text-properties style:font-name="Arial" fo:font-size="15pt" fo:font-weight="bold" officeooo:rsid="00125fda" officeooo:paragraph-rsid="00125fda" style:font-size-asian="15pt" style:font-weight-asian="bold" style:font-size-complex="15pt" style:font-weight-complex="bold"/>
    </style:style>
    <style:style style:name="P2" style:family="paragraph" style:parent-style-name="Standard">
      <loext:graphic-properties draw:fill="solid" draw:fill-color="#cccccc" draw:fill-gradient-name="gradient" draw:fill-hatch-name="hatch"/>
      <style:paragraph-properties fo:text-align="center" style:justify-single-word="false" fo:background-color="#cccccc" fo:padding="0.049cm" fo:border="0.06pt solid #000000"/>
      <style:text-properties style:font-name="Arial" fo:font-size="10pt" fo:font-style="italic" fo:font-weight="normal" officeooo:rsid="00125fda" officeooo:paragraph-rsid="00125fda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font-name="Arial" fo:font-size="17pt" style:text-underline-style="solid" style:text-underline-width="auto" style:text-underline-color="font-color" fo:font-weight="bold" officeooo:rsid="00125fda" officeooo:paragraph-rsid="00125fda" style:font-size-asian="17pt" style:font-weight-asian="bold" style:font-size-complex="17pt" style:font-weight-complex="bold"/>
    </style:style>
    <style:style style:name="P4" style:family="paragraph" style:parent-style-name="Standard">
      <loext:graphic-properties draw:fill="solid" draw:fill-color="#cccccc" draw:fill-gradient-name="gradient" draw:fill-hatch-name="hatch"/>
      <style:paragraph-properties fo:text-align="center" style:justify-single-word="false" fo:background-color="#cccccc" fo:padding="0.049cm" fo:border="0.06pt solid #000000"/>
      <style:text-properties fo:color="#c9211e" loext:opacity="100%" style:font-name="Arial" fo:font-size="24pt" style:text-underline-style="solid" style:text-underline-width="auto" style:text-underline-color="font-color" fo:font-weight="bold" officeooo:rsid="00125fda" officeooo:paragraph-rsid="00125fda" style:font-size-asian="24pt" style:font-weight-asian="bold" style:font-size-complex="24pt" style:font-weight-complex="bold"/>
    </style:style>
    <style:style style:name="P5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Arial" officeooo:rsid="00125fda" officeooo:paragraph-rsid="00125fda"/>
    </style:style>
    <style:style style:name="P6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Arial" officeooo:paragraph-rsid="00125fda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officeooo:rsid="000beb12" officeooo:paragraph-rsid="00125fda" style:font-size-asian="10.5pt" style:font-size-complex="12pt"/>
    </style:style>
    <style:style style:name="P8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Arial" fo:font-weight="bold" officeooo:rsid="0013bd90" officeooo:paragraph-rsid="00125fd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normal" officeooo:rsid="00125fda" officeooo:paragraph-rsid="00125fda" style:font-weight-asian="normal" style:font-weight-complex="normal"/>
    </style:style>
    <style:style style:name="P10" style:family="paragraph" style:parent-style-name="Standard">
      <style:paragraph-properties fo:text-align="justify" style:justify-single-word="false" fo:break-before="page"/>
      <style:text-properties style:font-name="Arial" fo:font-weight="normal" officeooo:rsid="00125fda" officeooo:paragraph-rsid="00125fda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officeooo:paragraph-rsid="00125fda"/>
    </style:style>
    <style:style style:name="P12" style:family="paragraph" style:parent-style-name="Standard">
      <style:paragraph-properties fo:text-align="center" style:justify-single-word="false" fo:break-before="page"/>
      <style:text-properties fo:color="#ff0000" loext:opacity="100%" style:font-name="Arial" fo:font-size="24pt" style:text-underline-style="solid" style:text-underline-width="auto" style:text-underline-color="font-color" fo:font-weight="bold" officeooo:rsid="00037705" officeooo:paragraph-rsid="00125fda" fo:background-color="transparent" style:font-size-asian="21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color="#ff0000" loext:opacity="100%" style:font-name="Arial" fo:font-size="24pt" style:text-underline-style="solid" style:text-underline-width="auto" style:text-underline-color="font-color" fo:font-weight="bold" officeooo:rsid="00125fda" officeooo:paragraph-rsid="00125fda" fo:background-color="transparent" style:font-size-asian="21pt" style:font-weight-asian="bold" style:font-size-complex="2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ff0000" loext:opacity="100%" style:font-name="Arial" fo:font-size="24pt" style:text-underline-style="solid" style:text-underline-width="auto" style:text-underline-color="font-color" fo:font-weight="bold" officeooo:rsid="00125fda" officeooo:paragraph-rsid="00125fda" fo:background-color="transparent" style:font-size-asian="21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674e" style:font-weight-asian="bold" style:font-weight-complex="bold"/>
    </style:style>
    <style:style style:name="T3" style:family="text">
      <style:text-properties fo:font-weight="bold" officeooo:rsid="00037705" style:font-weight-asian="bold" style:font-weight-complex="bold"/>
    </style:style>
    <style:style style:name="T4" style:family="text">
      <style:text-properties fo:font-weight="bold" officeooo:rsid="000beb12" style:font-weight-asian="bold" style:font-weight-complex="bold"/>
    </style:style>
    <style:style style:name="T5" style:family="text">
      <style:text-properties fo:font-weight="bold" officeooo:rsid="000ea859" style:font-weight-asian="bold" style:font-weight-complex="bold"/>
    </style:style>
    <style:style style:name="T6" style:family="text">
      <style:text-properties fo:font-weight="bold" officeooo:rsid="00125fda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rojet BD Logiciel</text:p>
      <text:p text:style-name="P1">Armoire à pharmacie sécurisée</text:p>
      <text:p text:style-name="P2">Natan FAURITE 22302350, Danys HAOUATI 22301506, Alexandre GABRIEL 00000000, Titouan GISSOT 22406979, Timéo CAILLARD 00000000, Thomas FAURÉ 22202817</text:p>
      <text:p text:style-name="P12">Table des matières</text:p>
      <text:p text:style-name="P7"/>
      <text:p text:style-name="P11"><text:span text:style-name="T3"/></text:p>
      <text:p text:style-name="P6"><text:span text:style-name="T6">I-</text:span><text:span text:style-name="T5"> </text:span><text:span text:style-name="T6">Présentation du projet</text:span><text:span text:style-name="T1"><text:tab/></text:span><text:span text:style-name="T6">3</text:span></text:p>
      <text:p text:style-name="P6"><text:span text:style-name="T4"/></text:p>
      <text:p text:style-name="P6"><text:span text:style-name="T6">II-</text:span><text:span text:style-name="T5"> </text:span><text:span text:style-name="T6">Cahier des charges</text:span><text:span text:style-name="T1"><text:tab/></text:span><text:span text:style-name="T6">4</text:span></text:p>
      <text:p text:style-name="P6"/>
      <text:p text:style-name="P6"><text:span text:style-name="T6">III- Risques relatifs au projet</text:span><text:span text:style-name="T1"><text:tab/></text:span><text:span text:style-name="T6">5</text:span></text:p>
      <text:p text:style-name="P8"/>
      <text:p text:style-name="P6"><text:span text:style-name="T6">IV- Tâches du projet</text:span><text:span text:style-name="T2"><text:tab/></text:span><text:span text:style-name="T6">6</text:span></text:p>
      <text:p text:style-name="P6"><text:span text:style-name="T2"/></text:p>
      <text:p text:style-name="P6"><text:span text:style-name="T6">V- Planification et suivi des tâches</text:span><text:span text:style-name="T2"><text:tab/></text:span><text:span text:style-name="T6">7</text:span></text:p>
      <text:p text:style-name="P6"><text:span text:style-name="T2"/></text:p>
      <text:p text:style-name="P6"><text:span text:style-name="T6">VI- Organisation de l’équipe</text:span><text:span text:style-name="T2"><text:tab/></text:span><text:span text:style-name="T6">9</text:span></text:p>
      <text:p text:style-name="P6"><text:span text:style-name="T2"/></text:p>
      <text:p text:style-name="P6"><text:span text:style-name="T6">VII- Gestion de la documentation</text:span><text:span text:style-name="T2"><text:tab/>10</text:span></text:p>
      <text:p text:style-name="P6"><text:span text:style-name="T2"/></text:p>
      <text:p text:style-name="P5"><text:span text:style-name="T2">V</text:span><text:span text:style-name="T1">III- Analyse critique du déroulement du projet<text:tab/>11</text:span></text:p>
      <text:p text:style-name="P13">Présentation du projet</text:p>
      <text:p text:style-name="P7"/>
      <text:p text:style-name="P11"><text:span text:style-name="T3"/></text:p>
      <text:p text:style-name="P9"><text:tab/>Texte texte texte texte texte texte text blablablbalbalablablablablabla blabla blu blu bli bli blo blo</text:p>
      <text:p text:style-name="P13">Cahier des charges</text:p>
      <text:p text:style-name="P7"/>
      <text:p text:style-name="P11"><text:span text:style-name="T3"/></text:p>
      <text:p text:style-name="P9"><text:tab/>Texte texte texte texte texte texte text blablablbalbalablablablablabla blabla blu blu bli bli blo blo</text:p>
      <text:p text:style-name="P13">Risques relatifs au projet</text:p>
      <text:p text:style-name="P7"/>
      <text:p text:style-name="P11"><text:span text:style-name="T3"/></text:p>
      <text:p text:style-name="P9"><text:tab/>Texte texte texte texte texte texte text blablablbalbalablablablablabla blabla blu blu bli bli blo blo</text:p>
      <text:p text:style-name="P13">Tâches du projet</text:p>
      <text:p text:style-name="P7"/>
      <text:p text:style-name="P11"><text:span text:style-name="T3"/></text:p>
      <text:p text:style-name="P9"><text:tab/>Texte texte texte texte texte texte text blablablbalbalablablablablabla blabla blu blu bli bli blo blo</text:p>
      <text:p text:style-name="P13">Planification et suivi des tâches</text:p>
      <text:p text:style-name="P7"/>
      <text:p text:style-name="P11"><text:span text:style-name="T3"/></text:p>
      <text:p text:style-name="P9"><text:tab/>Texte texte texte texte texte texte text blablablbalbalablablablablabla blabla blu blu bli bli blo blo</text:p>
      <text:p text:style-name="P10">Texte texte texte texte texte texte text blablablbalbalablablablablabla blabla blu blu bli bli blo blo</text:p>
      <text:p text:style-name="P13">Organisation de l’équipe</text:p>
      <text:p text:style-name="P7"/>
      <text:p text:style-name="P11"><text:span text:style-name="T3"/></text:p>
      <text:p text:style-name="P9"><text:tab/>Texte texte texte texte texte texte text blablablbalbalablablablablabla blabla blu blu bli bli blo blo</text:p>
      <text:p text:style-name="P13">Gestion de la documentation</text:p>
      <text:p text:style-name="P7"/>
      <text:p text:style-name="P11"><text:span text:style-name="T3"/></text:p>
      <text:p text:style-name="P9"><text:tab/>Texte texte texte texte texte texte text blablablbalbalablablablablabla blabla blu blu bli bli blo blo</text:p>
      <text:p text:style-name="P13">Analyse critique du</text:p>
      <text:p text:style-name="P14">déroulement du projet</text:p>
      <text:p text:style-name="P7"/>
      <text:p text:style-name="P11"><text:span text:style-name="T3"/></text:p>
      <text:p text:style-name="P9"><text:tab/>Texte texte texte texte texte texte text blablablbalbalablablablablabla blabla blu blu bli bli blo bl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1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3-23T11:41:24.943000000</dc:date>
    <meta:editing-duration>PT25M38S</meta:editing-duration>
    <meta:editing-cycles>1</meta:editing-cycles>
    <meta:document-statistic meta:table-count="0" meta:image-count="0" meta:object-count="0" meta:page-count="11" meta:paragraph-count="30" meta:word-count="241" meta:character-count="1603" meta:non-whitespace-character-count="1384"/>
    <meta:generator>LibreOffice/7.4.3.2$Windows_X86_64 LibreOffice_project/1048a8393ae2eeec98dff31b5c133c5f1d08b890</meta:generator>
  </office:meta>
</office:document-meta>
</file>